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Standard">
      <style:paragraph-properties fo:margin-left="0in" fo:margin-right="0in" fo:text-indent="1.1457in" style:auto-text-indent="false"/>
    </style:style>
    <style:style style:name="P3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简单字符驱动程序框架整理：</text:p>
      <text:p text:style-name="Standard"/>
      <text:p text:style-name="Standard">v0.1 <text:s/>2013.7.30 王州 根据《linux设备驱动开发详解》(宋宝华)第六章整理</text:p>
      <text:p text:style-name="Standard"/>
      <text:p text:style-name="Standard">数据结构：</text:p>
      <text:p text:style-name="Standard">struct globalmem_dev </text:p>
      <text:p text:style-name="Standard">{ </text:p>
      <text:p text:style-name="Standard"><text:tab/>struct cdev cdev; /*cdev 结构体*/ </text:p>
      <text:p text:style-name="Standard"><text:tab/>unsigned char mem[GLOBALMEM_SIZE]; /*全局内存*/ </text:p>
      <text:p text:style-name="Standard">}dev; </text:p>
      <text:p text:style-name="Standard"/>
      <text:p text:style-name="Standard">struct cdev </text:p>
      <text:p text:style-name="Standard">{ </text:p>
      <text:p text:style-name="Standard"><text:tab/>struct kobject kobj; <text:s/>/* 内嵌的 kobject 对象 */ </text:p>
      <text:p text:style-name="Standard"><text:tab/>struct module *owner; <text:s/>/*所属模块*/ </text:p>
      <text:p text:style-name="Standard"><text:tab/>struct file_operations *ops; <text:s/>/*文件操作结构体*/ </text:p>
      <text:p text:style-name="Standard"><text:tab/>struct list_head list; </text:p>
      <text:p text:style-name="Standard"><text:tab/>dev_t dev; <text:s/>/*设备号*/ </text:p>
      <text:p text:style-name="Standard"><text:tab/>unsigned int count; </text:p>
      <text:p text:style-name="Standard">}; </text:p>
      <text:p text:style-name="Standard"/>
      <text:p text:style-name="Standard">static const struct file_operations globalmem_fops = </text:p>
      <text:p text:style-name="Standard">{ </text:p>
      <text:p text:style-name="Standard"><text:tab/>.owner = THIS_MODULE, </text:p>
      <text:p text:style-name="Standard"><text:tab/>.llseek = globalmem_llseek, </text:p>
      <text:p text:style-name="Standard"><text:tab/>.read = globalmem_read, </text:p>
      <text:p text:style-name="Standard"><text:tab/>.write = globalmem_write, </text:p>
      <text:p text:style-name="Standard"><text:tab/>.ioctl = globalmem_ioctl, </text:p>
      <text:p text:style-name="Standard"><text:tab/>.open = globalmem_open, </text:p>
      <text:p text:style-name="Standard"><text:tab/>.release = globalmem_release, </text:p>
      <text:p text:style-name="Standard">}; </text:p>
      <text:p text:style-name="Standard"/>
      <text:p text:style-name="Standard">函数调用：</text:p>
      <text:p text:style-name="Standard">----&gt;int globalmem_init(void) 设备驱动模块加载</text:p>
      <text:p text:style-name="Standard"><text:s text:c="5"/>|----&gt;register_chrdev_region(devno, 1, "globalmem") 申请字符设备设备号，放在devno中</text:p>
      <text:p text:style-name="Standard"><text:s text:c="13"/>alloc_chrdev_region(&amp;devno, 0, 1, "globalmem") 同上，下面是设别号不固定，内核自由分配</text:p>
      <text:p text:style-name="Standard"><text:s text:c="5"/>|----&gt; globalmem_setup_cdev(void) 驱动模块安装</text:p>
      <text:p text:style-name="Standard"><text:s text:c="12"/>|----&gt;devno = MKDEV(globalmem_major, 0) 上面已得到设备号，这个重新设定设备号？</text:p>
      <text:p text:style-name="Standard"><text:s text:c="12"/>|----&gt;cdev_init(&amp;dev.cdev, &amp;globalmem_fops)</text:p>
      <text:p text:style-name="Standard"><text:s text:c="19"/>|----&gt;memset(cdev, 0, sizeof *cdev)</text:p>
      <text:p text:style-name="P2">INIT_LIST_HEAD(&amp;cdev-&gt;list) ?</text:p>
      <text:p text:style-name="P2">cdev-&gt;kobj.ktype = &amp;ktype_cdev_default ?</text:p>
      <text:p text:style-name="P2">kobject_init(&amp;cdev-&gt;kobj) ?</text:p>
      <text:p text:style-name="P2">cdev-&gt;ops = fops <text:s/></text:p>
      <text:p text:style-name="Standard"><text:s text:c="12"/>|----&gt; dev.cdev.owner = THIS_MODULE</text:p>
      <text:p text:style-name="Standard"><text:s text:c="12"/>|----&gt;dev.cdev.ops = &amp;globalmem_fops <text:s/>在上面已经给ops赋值，又重复做？</text:p>
      <text:p text:style-name="Standard"><text:s text:c="12"/>|----&gt;err = cdev_add(&amp;dev.cdev, devno, 1) <text:s/>向系统中注册cdev，cdev是一个什么样的结构</text:p>
      <text:p text:style-name="Standard"><text:s text:c="25"/>cdev已经包含在dev(dev除了cdev外，还有私有数据)中，不添加dev？</text:p>
      <text:p text:style-name="Standard"><text:soft-page-break/>----&gt;globalmem_exit(void) 设备驱动模块删除</text:p>
      <text:p text:style-name="Standard"><text:s text:c="6"/>|----&gt;cdev_del(&amp;dev.cdev)</text:p>
      <text:p text:style-name="Standard"><text:s text:c="6"/>|----&gt;unregister_chrdev_region(MKDEV(globalmem_major, 0), 1) </text:p>
      <text:p text:style-name="Standard"/>
      <text:p text:style-name="Standard"/>
      <text:p text:style-name="Standard"/>
      <text:p text:style-name="Standard">notes:</text:p>
      <text:p text:style-name="Standard">-&gt; 注意内核的struct file 结构体， 自己写的seek()改掉struct file中的f_pos， 一开是struct file和驱动以及设备的联系？ 总感觉短了一大块东西， struct file，struct inode怎么和驱动连在一起？</text:p>
      <text:p text:style-name="Standard">-&gt; struct inode疑问同上？</text:p>
      <text:p text:style-name="Standard">-&gt; globalmem_open(struct inode *inode, struct file *filp) ? <text:s text:c="2"/>Vfs中怎么写？</text:p>
      <text:p text:style-name="Standard">-&gt; globalmem_release(struct inode *inode, struct file *filp) 疑问同上？</text:p>
      <text:p text:style-name="Standard">-&gt; dev = container_of(inode-&gt;i_cdev,struct globalmem_dev,cdev) ?</text:p>
      <text:p text:style-name="Standard"/>
      <text:p text:style-name="Standard"/>
      <text:p text:style-name="Standard"><text:bookmark text:name="LabelAuthorDesc"/>《解析Linux中的VFS文件系统机制》 陈学松</text:p>
      <text:p text:style-name="Standard"/>
      <text:p text:style-name="Standard">int cdev_add(struct cdev *p, dev_t dev, unsigned count)<text:line-break/>{<text:line-break/><text:tab/>p-&gt;dev = dev;<text:line-break/><text:tab/>p-&gt;count = count;<text:line-break/><text:tab/>return kobj_map(cdev_map, dev, count, NULL, exact_match, exact_lock, p);<text:line-break/>}</text:p>
      <text:p text:style-name="Standard"/>
      <text:p text:style-name="Standard">int kobj_map(struct kobj_map *domain, dev_t dev, unsigned long range,struct module *module, kobj_probe_t *probe,int (*lock)(dev_t, void *), void *data)<text:line-break/>{<text:line-break/>    unsigned n = MAJOR(dev + range - 1) - MAJOR(dev) + 1; --当rang小于1&lt;&lt;20时，n=1<text:line-break/>    unsigned index = MAJOR(dev);<text:line-break/>    unsigned i;<text:line-break/>    struct probe *p;<text:line-break/><text:line-break/>    if (n &gt; 255)<text:line-break/>        n = 255;<text:line-break/><text:line-break/>    p = kmalloc(sizeof(struct probe) * n, GFP_KERNEL);<text:line-break/><text:line-break/>    if (p == NULL)<text:line-break/>        return -ENOMEM;<text:line-break/><text:line-break/>    for (i = 0; i &lt; n; i++, p++) {<text:line-break/>        p-&gt;owner = module;<text:line-break/>        p-&gt;get = probe;<text:line-break/>        p-&gt;lock = lock;<text:line-break/>        p-&gt;dev = dev;<text:line-break/>        p-&gt;range = range;<text:line-break/>        p-&gt;data = data;<text:line-break/>    }<text:line-break/>    mutex_lock(domain-&gt;lock);<text:line-break/>    for (i = 0, p -= n; i &lt; n; i++, p++, index++) {<text:line-break/><text:soft-page-break/>        struct probe **s = &amp;domain-&gt;probes[index % 255];<text:line-break/>        while (*s &amp;&amp; (*s)-&gt;range &lt; range)<text:line-break/>            s = &amp;(*s)-&gt;next;<text:line-break/>        p-&gt;next = *s;<text:line-break/>        *s = p;<text:line-break/>    }<text:line-break/>    mutex_unlock(domain-&gt;lock);<text:line-break/>    return 0;<text:line-break/>}</text:p>
      <text:p text:style-name="Standard"/>
      <text:p text:style-name="Standard">chrdev_open 每个设备文件用open打开是都会调用这个函数，而之前cdev_add把设备的结构加到一个“map”中（猜的），在open函数中在创建设备文件对应的struct file和struct inode（猜的），而struct file 可以根据cdev结构中的file_operator，找到设备文件对应的一套操作函数(猜的)，但是inode是从和而来的？以及整个设备模型在这背后的作用？（sysfs, kobj_map,cdev_map等等等等）。各个部分相互独立，交互时进行“齿轮连接”</text:p>
      <text:p text:style-name="Standard"><text:s text:c="4"/></text:p>
      <text:p text:style-name="Standard">VFS</text:p>
      <text:p text:style-name="Standard">驱动细节(vfs，驱动，设备怎么串起来)(以自己的学习思路来讲)</text:p>
      <text:p text:style-name="Standard"/>
      <text:list xml:id="list743471962" text:style-name="L1">
        <text:list-item>
          <text:p text:style-name="P3">第一个驱动程序</text:p>
        </text:list-item>
        <text:list-item>
          <text:p text:style-name="P3"/>
        </text:list-item>
      </text:list>
      <text:p text:style-name="Standard"><text:s text:c="2"/>|-&gt;在深入linux设备驱动内核机制中有详细讲解</text:p>
      <text:p text:style-name="Standard">驱动模型</text:p>
      <text:p text:style-name="Standard"/>
      <text:p text:style-name="Standard">struct inode 和 struct file 结构：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H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HK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ng Zhou</meta:initial-creator>
    <meta:creation-date>2013-07-30T20:52:42</meta:creation-date>
    <dc:date>2013-08-18T22:45:19</dc:date>
    <meta:editing-duration>P1DT22H57M4S</meta:editing-duration>
    <meta:editing-cycles>17</meta:editing-cycles>
    <meta:generator>LibreOffice/3.5$Linux_x86 LibreOffice_project/350m1$Build-202</meta:generator>
    <meta:document-statistic meta:table-count="0" meta:image-count="0" meta:object-count="0" meta:page-count="3" meta:paragraph-count="63" meta:word-count="445" meta:character-count="3379" meta:non-whitespace-character-count="2783"/>
  </office:meta>
</office:document-meta>
</file>